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cm" fo:text-indent="0cm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42pt" style:font-size-asian="22pt" style:font-size-complex="22pt"/>
    </style:style>
    <style:style style:name="T2" style:family="text">
      <style:text-properties fo:font-size="26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Análise e Desenvolvimento de Sistemas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anterio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Introdução à qualidade de softwar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Teste de 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Teste de softwar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1">Teste de software: Definição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e maneira geral o teste de software é uma forma objetiva de medir e, com base nessas medições, comparar e melhorar um softwa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1">Teste de software: Tipos</text:span></text:p>
          </draw:text-box>
        </draw:frame>
        <draw:frame presentation:style-name="pr5" draw:layer="layout" svg:width="24cm" svg:height="12.18cm" svg:x="2cm" svg:y="4.42cm" presentation:class="outline" presentation:user-transformed="true">
          <draw:text-box>
            <text:list text:style-name="L3">
              <text:list-item>
                <text:p>Teste unitário: teste de funções e/ou classes isoladamente</text:p>
                <text:list>
                  <text:list-item>
                    <text:p>Exemplo de ferramentas: Junit, PHPUnit</text:p>
                  </text:list-item>
                </text:list>
              </text:list-item>
              <text:list-item>
                <text:p>Teste de integração: testa se as partes do código se comunicam apropriadamente; se os parâmetros são passados apropriadamente</text:p>
                <text:list>
                  <text:list-item>
                    <text:p>Ex.: Postman</text:p>
                  </text:list-item>
                </text:list>
              </text:list-item>
              <text:list-item>
                <text:p>Teste funcional: testa uma funcionalidade completa, tal como realizar login, adicionar um produto</text:p>
                <text:list>
                  <text:list-item>
                    <text:p text:style-name="P5">Ex.: Selenium </text:p>
                  </text:list-item>
                </text:list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1">Teste de software: Tipos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odemos dividir os testes também em duas grandes categorias</text:p>
                <text:list>
                  <text:list-item>
                    <text:p>Teste caixa-preta: Não leva em consideração como o software é feito</text:p>
                  </text:list-item>
                  <text:list-item>
                    <text:p>Teste caixa-branca: Leva em consideração o código e sua implementação, tais como variáveis, ramos de seleção, etc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1">Teste de software: Tipos (2)</text:span></text:p>
          </draw:text-box>
        </draw:frame>
        <draw:frame presentation:style-name="pr5" draw:layer="layout" svg:width="24cm" svg:height="12.18cm" svg:x="2cm" svg:y="4.42cm" presentation:class="outline" presentation:user-transformed="true">
          <draw:text-box>
            <text:list text:style-name="L3">
              <text:list-item>
                <text:p>Teste de acessibilidade</text:p>
                <text:list>
                  <text:list-item>
                    <text:p>Ex.: e-MAG; https://www.accessibilitychecker.org</text:p>
                  </text:list-item>
                </text:list>
              </text:list-item>
              <text:list-item>
                <text:p>Teste de performance: tempo de carregamento, velocidade de tarefas diversas</text:p>
                <text:list>
                  <text:list-item>
                    <text:p>Ex.: Google PageSpeed https://developers.google.com/speed/pagespeed/insights/</text:p>
                  </text:list-item>
                </text:list>
              </text:list-item>
              <text:list-item>
                <text:p>Teste de padrões diversos </text:p>
                <text:list>
                  <text:list-item>
                    <text:p>Ex.: W3C Validator https://validator.w3.org/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mo testar velocidade de site <text:span text:style-name="T2">https://www.hostinger.</text:span><text:span text:style-name="T2">com.br/tutoriais/teste-</text:span><text:span text:style-name="T2">velocidade-site</text:span></text:p>
              </text:list-item>
              <text:list-item>
                <text:p>Web Accessibility Evaluation Tools List <text:span text:style-name="T2">https://www.w3.org/W</text:span><text:span text:style-name="T2">AI/test-evaluate/tools/</text:span><text:span text:style-name="T2">list/</text:span></text:p>
              </text:list-item>
              <text:list-item>
                <text:p>Test Driven Development tutorial for beginners</text:p>
                <text:p><text:span text:style-name="T2">https://</text:span><text:span text:style-name="T2">www.youtube.com/</text:span><text:span text:style-name="T2">watch?v=yfP_v6qCdcs </text:span><text:span text:style-name="T2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1DT4H11M58S</meta:editing-duration>
    <meta:editing-cycles>191</meta:editing-cycles>
    <meta:generator>LibreOffice/7.3.7.2$Linux_X86_64 LibreOffice_project/30$Build-2</meta:generator>
    <dc:title>Impress</dc:title>
    <dc:date>2024-12-17T22:57:12.507268116</dc:date>
    <dc:creator>Vinícius Alves Hax</dc:creator>
    <meta:document-statistic meta:object-count="70"/>
  </office:meta>
</office:document-meta>
</file>